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 Condensed" svg:font-family="'DejaVu Sans Condensed'"/>
    <style:font-face style:name="roboto condensed" svg:font-family="'roboto condensed'"/>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List_20_Contents">
      <style:paragraph-properties fo:margin-left="0cm" fo:margin-right="0cm" fo:orphans="2" fo:widows="2" fo:text-indent="0cm" style:auto-text-indent="false"/>
    </style:style>
    <style:style style:name="P2" style:family="paragraph" style:parent-style-name="List_20_Contents">
      <style:paragraph-properties fo:margin-left="0cm" fo:margin-right="0cm" fo:orphans="2" fo:widows="2" fo:text-indent="0cm" style:auto-text-indent="false"/>
      <style:text-properties fo:font-variant="normal" fo:text-transform="none" fo:color="#333333" style:font-name="roboto condensed" fo:font-size="10.5pt" fo:letter-spacing="normal" fo:font-style="normal" fo:font-weight="normal"/>
    </style:style>
    <style:style style:name="P3" style:family="paragraph" style:parent-style-name="List_20_Contents">
      <style:paragraph-properties fo:margin-left="0cm" fo:margin-right="0cm" fo:orphans="2" fo:widows="2" fo:text-indent="0cm" style:auto-text-indent="false"/>
      <style:text-properties fo:font-variant="normal" fo:text-transform="none" fo:color="#333333" style:font-name="roboto condensed" fo:font-size="10.5pt" fo:letter-spacing="normal" fo:font-style="normal" fo:font-weight="bold" style:font-style-asian="normal" style:font-style-complex="normal"/>
    </style:style>
    <style:style style:name="P4" style:family="paragraph" style:parent-style-name="List_20_Heading">
      <style:paragraph-properties fo:margin-left="0cm" fo:margin-right="0cm" fo:orphans="2" fo:widows="2" fo:text-indent="0cm" style:auto-text-indent="false"/>
      <style:text-properties fo:font-variant="normal" fo:text-transform="none" fo:color="#333333" style:font-name="roboto condensed" fo:font-size="10.5pt" fo:letter-spacing="normal" fo:font-style="normal" fo:font-weight="bold"/>
    </style:style>
    <style:style style:name="P5" style:family="paragraph" style:parent-style-name="List_20_Heading">
      <style:paragraph-properties fo:margin-left="0cm" fo:margin-right="0cm" fo:orphans="2" fo:widows="2" fo:text-indent="0cm" style:auto-text-indent="false"/>
      <style:text-properties fo:font-variant="normal" fo:text-transform="none" fo:color="#333333" style:font-name="roboto condensed" fo:font-size="10.5pt" fo:letter-spacing="normal" fo:font-style="normal" fo:font-weight="bold" style:font-style-asian="normal" style:font-style-complex="normal"/>
    </style:style>
    <style:style style:name="P6" style:family="paragraph" style:parent-style-name="Standard">
      <style:text-properties fo:font-variant="normal" fo:text-transform="none"/>
    </style:style>
    <style:style style:name="P7" style:family="paragraph" style:parent-style-name="Standard">
      <style:text-properties fo:font-variant="normal" fo:text-transform="none"/>
    </style:style>
    <style:style style:name="P8" style:family="paragraph" style:parent-style-name="Heading_20_2">
      <style:text-properties fo:font-variant="normal" fo:text-transform="none"/>
    </style:style>
    <style:style style:name="T1" style:family="text">
      <style:text-properties fo:font-variant="normal" fo:text-transform="none"/>
    </style:style>
    <style:style style:name="T2" style:family="text">
      <style:text-properties fo:font-variant="normal" fo:text-transform="none" fo:color="#333333" style:font-name="roboto condensed" fo:font-size="10.5pt" fo:letter-spacing="normal" fo:font-style="normal" fo:font-weight="normal"/>
    </style:style>
    <style:style style:name="T3" style:family="text">
      <style:text-properties fo:font-variant="normal" fo:text-transform="none" fo:color="#333333" style:font-name="roboto condensed" fo:font-size="10.5pt" fo:letter-spacing="normal" fo:font-style="normal" style:text-underline-style="solid" style:text-underline-width="auto" style:text-underline-color="font-color" fo:font-weight="normal" fo:background-color="transparent"/>
    </style:style>
    <style:style style:name="T4" style:family="text">
      <style:text-properties fo:font-variant="small-caps"/>
    </style:style>
    <style:style style:name="T5" style:family="text">
      <style:text-properties fo:font-variant="small-caps" style:font-name="Times New Roman1"/>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a xlink:type="simple" xlink:href="https://gallica.bnf.fr/ark:/12148/bpt6k58171563?rk=21459;2" text:style-name="Internet_20_link" text:visited-style-name="Visited_20_Internet_20_Link">https://gallica.bnf.fr/ark:/12148/bpt6k58171563?rk=21459;2</text:a> </text:p>
      <text:p text:style-name="P5">Titre :  </text:p>
      <text:p text:style-name="P2">Dessein du poème et des superbes machines du mariage d'Orphée et d'Eurydice, qui se représentera sur le théâtre du Marais par les comédiens entretenus par Leurs Majestés</text:p>
      <text:p text:style-name="P4">Éditeur :  </text:p>
      <text:p text:style-name="P2">R. Baudry (Paris)</text:p>
      <text:p text:style-name="P4">Date d'édition :  </text:p>
      <text:p text:style-name="P2">1648</text:p>
      <text:p text:style-name="P4">Type :  </text:p>
      <text:p text:style-name="P2">monographie imprimée</text:p>
      <text:p text:style-name="P4">Langue :  </text:p>
      <text:p text:style-name="P2">français</text:p>
      <text:p text:style-name="P4">Format :  </text:p>
      <text:p text:style-name="P2"><text:bookmark text:name="descriptionCollapseChild"/>11 p. ; in-4<draw:frame draw:style-name="fr1" draw:name="descriptionCollapseChild2" text:anchor-type="char" svg:width="0.041cm" draw:z-index="0"><draw:text-box fo:min-height="0.041cm"><text:p text:style-name="Text_20_body"/></draw:text-box></draw:frame></text:p>
      <text:p text:style-name="P4">Format :  </text:p>
      <text:p text:style-name="P2"><text:bookmark text:name="descriptionCollapseChild1"/>Nombre total de vues : 14<draw:frame draw:style-name="fr1" draw:name="descriptionCollapseChild21" text:anchor-type="char" svg:width="0.041cm" draw:z-index="1"><draw:text-box fo:min-height="0.041cm"><text:p text:style-name="Text_20_body"/></draw:text-box></draw:frame></text:p>
      <text:p text:style-name="P4">Description :  </text:p>
      <text:p text:style-name="P2"><text:bookmark text:name="descriptionCollapseChild2"/>Avec mode texte<draw:frame draw:style-name="fr1" draw:name="descriptionCollapseChild22" text:anchor-type="char" svg:width="0.041cm" draw:z-index="2"><draw:text-box fo:min-height="0.041cm"><text:p text:style-name="Text_20_body"/></draw:text-box></draw:frame></text:p>
      <text:p text:style-name="P4">Droits :  </text:p>
      <text:p text:style-name="P2">domaine public</text:p>
      <text:p text:style-name="P4">Identifiant :  </text:p>
      <text:p text:style-name="P1"><text:a xlink:type="simple" xlink:href="https://gallica.bnf.fr/ark:/12148/bpt6k58171563" office:target-frame-name="_blank" xlink:show="new" text:style-name="Internet_20_link" text:visited-style-name="Visited_20_Internet_20_Link"><text:span text:style-name="T3">ark:/12148/bpt6k58171563</text:span></text:a></text:p>
      <text:p text:style-name="P4">Source :  </text:p>
      <text:p text:style-name="P2">Bibliothèque nationale de France, département Littérature et art, YF-833</text:p>
      <text:p text:style-name="P4">Notice du catalogue :  </text:p>
      <text:p text:style-name="P1"><text:a xlink:type="simple" xlink:href="http://catalogue.bnf.fr/ark:/12148/cb33342285c" office:target-frame-name="_blank" xlink:show="new" text:style-name="Internet_20_link" text:visited-style-name="Visited_20_Internet_20_Link"><text:span text:style-name="T3">http://catalogue.bnf.fr/ark:/12148/cb33342285c</text:span></text:a></text:p>
      <text:p text:style-name="P4">Provenance :  </text:p>
      <text:p text:style-name="P2">Bibliothèque nationale de France</text:p>
      <text:p text:style-name="P4">Date de mise en ligne :  </text:p>
      <text:p text:style-name="P1"><text:span text:style-name="T2">03/03/2010</text:span> </text:p>
      <text:p text:style-name="P1"/>
      <text:h text:style-name="Heading_20_1" text:outline-level="1">Dessein du poème et des superbes machines du mariage d’Orphée et d’Eurydice, qui se représentera sur le théâtre de Marais par les comédiens entretenus par Leurs Majestés.</text:h>
      <text:h text:style-name="Heading_20_2" text:outline-level="2">Introduction</text:h>
      <text:p text:style-name="Standard"><text:span text:style-name="_3c_pb_3e_">[3]</text:span>Puis qu’il faut que ceux qui representent les Personnages des Heros en façent quelque fois les cations. Il est juste que ceux qui font la Comedie pour la satisfaction du publicq, &amp; reçoivent des graces de ceux qui les visitent, donnent par un ressentiment genereux à la curiosité des absents &amp; des personnes qui ne peuvent jouyr de cét agreable divertissement : Un fidelle recit des merveilles que la Scene Françoise fera parroistre dans le mois de Decembre, afin que s’ils ne peuvent assister à ces fameux spectacles, ils puissent au moins en voir sur le papier la superbe peinture, &amp; cognoistre jusqu’à quels grands efforts l’esprit humain peut aller en la composition des Machines les plus belles &amp; les plus extraordinaires que l’artifice des siecles presens &amp; passez puissent inventer.</text:p>
      <text:p text:style-name="Standard">Et comme il est necessaire que toutes les partie soient parfaicte en la composition d’un tout miraculeur, un sujet tout heroïque servira d’ame à ces magnifiques decorations. Et le funeste Mariage <text:span text:style-name="T4">d’Orphée et d’Eurydice</text:span><text:span text:style-name="T1">, estant representé par les Comediens du Marests, fera voir sur leur Theatre presque en un mesme instant, des Dieux du Ciel descendre sur la Terre. Des Divinitez voler dans le vague des Airs. Le Soleil rouler sur son Zodiaque. Les Furies errer dans leurs cavernes. Des Driades dans les bois. Des Bachantes metamorphosées en Arbres. Des Serpens remper. Des Animaux marcher. La Terre s’ouvrir. L’Enfer parroistre. Et l’agreable diversité des </text:span><text:soft-page-break/><text:span text:style-name="T1">Forests. Des plaines, des Deserts, des Rochers, des Montagnes &amp; des Fleuves disputer avec la nature, pour tromper agreablement la veuë des Spectateurs, &amp; les ravir par les charmes à un artifice inimitable.</text:span></text:p>
      <text:h text:style-name="P8" text:outline-level="2">Acte premier</text:h>
      <text:p text:style-name="Standard"><text:span text:style-name="_3c_pb_3e_"><text:span text:style-name="T1">[4]</text:span></text:span><text:span text:style-name="T1">La grande thoille qui couvrira toute la face du Theatre, estant levée avec une telle rapidité que les yeux dans l’instant d’un esclair auront peine d’en suivre l’eslevation, l’on verra le Theatre couvert de Bois &amp; de Rochers : Dont la perspective, l’esloignement &amp; la beauté surpassant tout ce que l’on en peut d’escrire, raviront les yeux des Spectateurs.</text:span></text:p>
      <text:p text:style-name="Standard"><text:span text:style-name="T1">Les cieux estans aussi representez avec leurs mouvemens ordinaires, &amp; ces regions inferieures ou se forment les Orages. </text:span><text:span text:style-name="T4">Junon</text:span><text:span text:style-name="T1"> dans l’espoisseur des Nuées parroistra sur son Char, tout brillant de celestes lumieres, &amp; se voyant environnée de Tonneres, des Vents, des Esclairs, &amp; des Tempestes dont elle troubloit l’Empire ; Commande aux Elements de corriger l’insolence des Meteores, &amp; de luy faire un passage aysé pour descendre sur la Terre, où le dessein de troubler les Nopces d’</text:span><text:span text:style-name="T4">Orphée</text:span><text:span text:style-name="T1"> l’appelloit.</text:span></text:p>
      <text:p text:style-name="Standard"><text:span text:style-name="T1">Estant descenduë par une machine qui surprend esgalement &amp; l’imagination &amp; la veuë : Elle se plaint de voir tant de mortels que </text:span><text:span text:style-name="T4">Jupiter</text:span><text:span text:style-name="T1"> avoit mis au rang des Dieux : Et craignant qu’il ne fist </text:span><text:span text:style-name="T4">d’Orphée</text:span><text:span text:style-name="T1"> comme il avoit fait </text:span><text:span text:style-name="T4">d’Apollon</text:span><text:span text:style-name="T1">, de </text:span><text:span text:style-name="T4">Diane</text:span><text:span text:style-name="T1">, de </text:span><text:span text:style-name="T4">Bachus</text:span><text:span text:style-name="T1">, de </text:span><text:span text:style-name="T4">Caliste</text:span><text:span text:style-name="T1">, &amp; de tant d’autre Divinitez à lui l’on donnoit à l’Encens, Elle se resout d’aller trouver l’E</text:span><text:span text:style-name="T4">nvie</text:span><text:span text:style-name="T1"> dans son Antre, pour luy declarer ses desseins &amp; l’obliger à servir sa colere.</text:span></text:p>
      <text:p text:style-name="Standard"><text:span text:style-name="T1">Dans ce sentiment elle appelle l’E</text:span><text:span text:style-name="T4">nvie</text:span><text:span text:style-name="T1">, qui se devorant elle mesme sur un lict d’Aspices &amp; de Lezards, accourt au bruit de cette divine voix, toute couverte de Viperes qui luy servoient de nourriture &amp; d’habillement. Et par trois fois pour marque de son obeyssance ayant branslé sa teste, qui pour cheveux n’avoit que d’horribles couleuvres : Elle escoute attentivement </text:span><text:span text:style-name="T4">Junon</text:span><text:span text:style-name="T1">, &amp; pressant les furieux Serpens qu’elle tenoit à replis tortueux entre ses mains, de peut que leur siflemens n’interrompissent cette Divinité, Elle reçoit l’ordre d’aller </text:span><text:span text:style-name="_3c_pb_3e_"><text:span text:style-name="T1">[5]</text:span></text:span><text:span text:style-name="T1">au bord de Pensée, inspirer dans le cœur d’un jaloux rival les fureurs necessaires pour desrober à la passion d’</text:span><text:span text:style-name="T4">Orphée</text:span><text:span text:style-name="T1"> la jouyssance de la belle </text:span><text:span text:style-name="T4">Eurydice</text:span><text:span text:style-name="T1">.</text:span></text:p>
      <text:p text:style-name="Standard"><text:span text:style-name="T1">L’E</text:span><text:span text:style-name="T4">nvie</text:span><text:span text:style-name="T1"> pour executer les commandemens de </text:span><text:span text:style-name="T4">Junon</text:span><text:span text:style-name="T1">, va trouver le berger </text:span><text:span text:style-name="T4">Aristée</text:span><text:span text:style-name="T1">, &amp; luy jettant un Serpent qui se glisse imperceptiblement jusques dans son cœur, luy donne des pensées de jalousie &amp; des transports de hayne &amp; de vengeance, où pour la perte d’</text:span><text:span text:style-name="T4">Orphée</text:span><text:span text:style-name="T1">, ou pour la punition d’</text:span><text:span text:style-name="T4">Eurydice</text:span><text:span text:style-name="T1">.</text:span></text:p>
      <text:p text:style-name="Standard"><text:span text:style-name="T1">Cet amoureux desesperé dans ces furieux mouvements, abordant </text:span><text:span text:style-name="T4">Eurydice</text:span><text:span text:style-name="T1">, n’en est payé que de justes mespris. Et sa douleur ne pouvant estre consolée par l’assistance des hommes, il se resoult de recourir aux forces de la magie, &amp; de voir si les Demons pourroient le rendre plus heureux, où flater son desespoir, en luy faisant cognoistre quels succéz auroit son Amour dans cette pensée ? Il s’emporte à toutes les violences que la fureur luy suggere, &amp; ferme l’Acte en abandonnant sa raison à toutes les passions qui tirannisoient son ame.</text:span></text:p>
      <text:h text:style-name="P8" text:outline-level="2">Acte second</text:h>
      <text:p text:style-name="Standard"><text:span text:style-name="T1">Le théâtre ayant changé de face, le vieil </text:span><text:span text:style-name="T4">Eurimedon</text:span><text:span text:style-name="T1"> dans les ruines d’un superbe bastiment dont il faisoit sa demeur, aprend au Pasteur </text:span><text:span text:style-name="T4">Aristée</text:span><text:span text:style-name="T1"> les funestes succéz de sa conference avec les Demons. Et parmy les Colomnes, les Portiques, les Chapiteaux, les Festons &amp; les Trophées desmolis, luy monstre les endoits où pour l’invoquation des furies de l’Enfer, il faisoit ses Libations &amp; ses Sacrifices, &amp; luy faisant encore remarquer du costé de l’Orient les cernes &amp; les neufs parties d’où ses parfums avoient exalé leur esprits abstratifs &amp; violents, luy fait recognoistre qu’il n’avoit rien espargné pour le satisfaire : Ce qui force le déplorable </text:span><text:span text:style-name="T4">Aristée </text:span><text:span text:style-name="T1">à employer son credit jusques au bout, &amp; conjurer ce Ministre Infernal de respandre sur son Rival toutes les infortunes &amp; les disgraces que les Demons peuvent inspirer dans </text:span><text:span text:style-name="_3c_pb_3e_"><text:span text:style-name="T1">[6]</text:span></text:span><text:span text:style-name="T1">le cœur d’un mal heureux.</text:span></text:p>
      <text:p text:style-name="P6">Sa requeste accordée il quitte le Magicien, avec asseurance de luy faire voir dans le mesme instant les effets espouvantables de sa science.</text:p>
      <text:p text:style-name="P6"><text:soft-page-break/>À peine sont-ils partis que le Theatre change une seconde fois de face, &amp; tout different de la precedente Decoration, au lieu des ruine d’un Palais, fait vous un Jardin maginfique, aui par la longueur des Allées, la haulteur des Pallissades, le nombre des Fontaines, la vaste estenduë d’un Parterre, &amp; la diversité des Arbres, des Fleurs &amp; des Fruicts, fera parroistre par un artifice inimitable au milieu de l’Hyver, ce que le plus beau Printemps &amp; les Saisons les plus esgayées auroient peine à produire avec l’assistance de la Nature.</text:p>
      <text:p text:style-name="Standard"><text:span text:style-name="T1">Dans ce lieu delicieux, </text:span><text:span text:style-name="T4">Eurydice</text:span><text:span text:style-name="T1"> avec les Nymphes ses Compagnes, faisant un choix des plus belles Fleurs, est picquée par un horrible Serpent que l’on void ramper sur la Terre, &amp; dont le mouvement libre &amp; l’action animée sont representées avec tant de naïfveté que ce n’est pas sans peine que l’on pourroit distinguer la Nature d’avec la feinte.</text:span></text:p>
      <text:p text:style-name="Standard"><text:span text:style-name="T4">Eurydice </text:span><text:span text:style-name="T1">ayant esté morellement picquée, </text:span><text:span text:style-name="T4">Orphée </text:span><text:span text:style-name="T1">n’aprend pas plustost cette triste nouvelle, que plus surpris, comme dit Ovide, qu’Olene, où que le Berger qui fous changée en Arbre, apres estre revenu de son estonnement, il entra tout à coup dans un desespoir inconsolable, &amp; s’adressant au Soleil comme à l’Autheur de son estre : Il n’a pas plustost faict sa Requeste, qu’il void reagir l’horison d’une lumiere qui luy presage que ses vœux sont exaucez.</text:span></text:p>
      <text:p text:style-name="Standard"><text:span text:style-name="T1">Pour troisiéme Decoration en cét Acte, le Soleil parroist dans son Chat, traisné par Piroys, Eous &amp; Phlegon, ces Courriers miraculeux qui romflent le jour qui nous esclaire, &amp; qui le conduisent sur le Zodiaque, d’où s’aprochant de la Terre pour entretenir </text:span><text:span text:style-name="T4">Orphée</text:span><text:span text:style-name="T1">. Apres quelques discours il remonte dans son Char, &amp; perçant les Nuées, faict voir à travers son Palais remply de lumieres surprenantes, dont le nombre infiny, &amp; la Perspective joints aux brillants des diverses couleurs des mineraux, des metaux, &amp; des corps fixes, dont les Poëtes feignent sue son Ciel est composé, feront advoüer que </text:span><text:span text:style-name="_3c_pb_3e_"><text:span text:style-name="T1">[7]</text:span></text:span><text:span text:style-name="T1">l’Inventeur de ces Machines estoit seul capable d’entreprendre ce penible &amp; glorieux travail, qui suprasse l’ydée de tout ce que l’on peut s’imaginer de beau.</text:span></text:p>
      <text:p text:style-name="P6">Aussi pour remplir dignement cét Acte qui finit par la Decoration d’une longue Allée de Fleurs, qui naissent à l’arrivée du Soleil. Cét Astre comme inventeur de la Musique, chante un Air faict expres, dont les tons miraculeux, les reflections hardies, &amp; les traits doux &amp; perçans, raviront les oreilles des Auditeurs au mesme moment que tant de divers Dpectacles leur auront charmé la veuë.</text:p>
      <text:h text:style-name="P8" text:outline-level="2">Acte troisiesme</text:h>
      <text:p text:style-name="Standard"><text:span text:style-name="T4">Orphée</text:span><text:span text:style-name="T1"> ayant apris qu’il falloit avoir recours aux Divinitez Infernalles, &amp; sçachant par le moyen du Soleil (qui voit toutes choses) qu’il falloit pour entrer dans les enfers, descendre par cét horrible precipice que l’on void dans la Laconie, à costé du mont Thenare, se resoult de tanter ce dernier effort, &amp; se rendant aux funestes bords des rivages sombres, il y voit les neuf replis de cét affreux Cocite, où les ames de ceux qui sont privez de sepulture, errent vagabondes à l’entour de ce Fleuve tenebreux, sans jouyr des fœlicitez des champs Élysées.</text:span></text:p>
      <text:p text:style-name="Standard"><text:span text:style-name="T1">Parmu des Rochers effroyables, &amp; les Deserts espouvantables de ces plaines infernalles, </text:span><text:span text:style-name="T4">Caron</text:span><text:span text:style-name="T1"> parroist dans sa Barque chargée d’Esprits, qui repoussant </text:span><text:span text:style-name="T4">Orphée</text:span><text:span text:style-name="T1">, en est enfin charmé par un air miraculeux qui luy chante, ce qui contrainct le Nautonnier de le passer à l’autre rivage, &amp; de laisser à ce bout les esprits dont son Vaisseau parroissoit remply, de peur qu’à lors la vie &amp; la mort ne se rencontrassent ensemble.</text:span></text:p>
      <text:p text:style-name="Standard"><text:span text:style-name="T1">Estant descendu, le bon Vieillard l’assiste encore de ses Conseils, &amp; luy monstre le chemin qu’il doit tenir pour arriver au Palais de Pluton, luy fait la description des Monstres qu’il doit affronter, des fureurs qui s’opposeront à son passage, &amp; de quelle façon il se doit gouverner parmy les rages &amp; les barbaries, </text:span><text:span text:style-name="_3c_pb_3e_"><text:span text:style-name="T1">[8]</text:span></text:span><text:span text:style-name="T1">dont les chemins de ce Royaume des Tenebres sont remplis. Ces belles Decorations finiront le troisieme Acte, dont les Vers sont aussi beaux que le Sujet est magnifique, soit en la description de toutes les Puissances Infernalles, soit dans les Transports d’</text:span><text:span text:style-name="T4">Aristée</text:span><text:span text:style-name="T1"> qui le poussent en un desespoir espouvantable, sçachant qu’il estoit cause de la mort d’</text:span><text:span text:style-name="T4">Eurydice</text:span><text:span text:style-name="T1">.</text:span></text:p>
      <text:h text:style-name="P8" text:outline-level="2">Acte quatriesme</text:h>
      <text:p text:style-name="Standard"><text:span text:style-name="T4">Orphée</text:span><text:span text:style-name="T1"> arrive devant le palais de </text:span><text:span text:style-name="T4">Pluton</text:span><text:span text:style-name="T1"> qui s’ouvre aussi tost &amp; fait que le Theatre changeant de face, l’on void parroistre </text:span><text:span text:style-name="T4">Pluton</text:span><text:span text:style-name="T1"> sur son Trosne d’Airain, ayant </text:span><text:span text:style-name="T4">Minos</text:span><text:span text:style-name="T1">, </text:span><text:span text:style-name="T5">É</text:span><text:span text:style-name="T4">aque</text:span><text:span text:style-name="T1"> &amp; </text:span><text:span text:style-name="T4">Rhamadante</text:span><text:span text:style-name="T1"> à </text:span><text:soft-page-break/><text:span text:style-name="T1">ses costez, &amp; </text:span><text:span text:style-name="T4">Proserpine</text:span><text:span text:style-name="T1"> assize aupres de luy, Et s’enquerant du bruit qu’il entendoit, il aprend qu’un mortal sans mourir a traversé son Empire, &amp; void entrer </text:span><text:span text:style-name="T4">Orphée</text:span><text:span text:style-name="T1"> qui n’a pas plustost faict sa harangue, que par les doux accords de sa Lyre &amp; de la voix, il oblige ces cruelles Divinitez de se rendre sensibles à ses plaintes, &amp; leur declarant le sujet de ses inquietudes par des tons languissants, des cadances mesurées &amp; des mouvemens si touchans, que tout le Royaume Infernal charmé des douceurs de ses Chansons, en suspend les chastimens dont il afflige les criminels, &amp; force ce Monarque inflexible d’accorder la priere d’</text:span><text:span text:style-name="T4">Orphée</text:span><text:span text:style-name="T1">, aux conditions qu’il ne regarderoit point </text:span><text:span text:style-name="T4">Eurydice</text:span><text:span text:style-name="T1">, qu’elle ne fust repassée à l’autre bord du Fleuve de Stix.</text:span></text:p>
      <text:p text:style-name="P6">Icy le Lecteur auroit besoin de faire une reflexion en luy mesme, &amp; tascher de comprenre par l’imagination, une chose qu’il seroit malaisé de luy descrire.</text:p>
      <text:p text:style-name="Standard"><text:span text:style-name="T1">Aussi n’en peut-on rien dire, si ce n’est que les esprits de tous les plus habiles Machinistes ensemble, ne sçauroient produire une feinte si pleine de choses extraordinaires &amp; surprenantes que sera cette Decoration de l’Enfer, où l’on verra tout d’un coup le Theatre couvert de flammes depuis un bout jusques à </text:span><text:span text:style-name="_3c_pb_3e_"><text:span text:style-name="T1">[9]</text:span></text:span><text:span text:style-name="T1">l’autre, qui ne disparroissant pas comme un esclair, dureront autant que la Scene durera. Et feront admirer le genie &amp; l’adresse du Machiniste, soit en l’invention de cette flamme artificielle, soit dans la Perspective, les esloignemens &amp; les diversitez, qui le rendront mesme ce lieu d’horreur agreable à la veuë ; Le haut mesme du Theatre qui representoit le Ciel auparavant, ne parroistre plus qu’un assemblage de cent couleurs funestes, dont le triste meslange &amp; le mouvement en estonans les Spectateurs, les laisseront dans une admiration qui n’est concevable qu’à ceux qui peuvent en avoit veu l’espreuve.</text:span></text:p>
      <text:p text:style-name="Standard"><text:span text:style-name="T1">Ensuite l’Enfer se ferme &amp; le rivage d’Acheron où </text:span><text:span text:style-name="T4">Caron</text:span><text:span text:style-name="T1"> passe les Esprits, parroissant aussi tost, donneront lieu d’admirer la promptitude avec laquelle ces Decorations sont changées, &amp; la subtilité des Machines, qui dans un seul instant font voir tant d’agreables diversitez.</text:span></text:p>
      <text:p text:style-name="Standard"><text:span text:style-name="T1">Sur ce Rivage, </text:span><text:span text:style-name="T4">Orphée</text:span><text:span text:style-name="T1"> parroist avec l’ombre d’</text:span><text:span text:style-name="T4">Eurydice</text:span><text:span text:style-name="T1">, &amp; tout prest de toucher à l’autre bord du Fleuve, dans la défiance qu’il avoit de la promesse de Dieu qui luy rendoit son Amante, où plustost dans l’impatient desir de voir celle qu’il adoroit ; Il ne se souvient plus à quelles conditions il s’estoit obligé : Mais son cœur amoureux s’estant eslargy de joye envoya jusques à son ame des Esprits enflammez, qui maistrisans sa raison pour luy procurer un instant de plaisirs forcerent ses yeux à se tourner vers </text:span><text:span text:style-name="T4">Eurydice</text:span><text:span text:style-name="T1">, qui traisnée aussi tost par </text:span><text:span text:style-name="T4">Alecton</text:span><text:span text:style-name="T1"> qui la conduisoit sur ces Rivages blesmis, laissa ce miserable Amant en des nuicts eternelles &amp; des douleurs inconsolables.</text:span></text:p>
      <text:p text:style-name="P6">Aussy quand il recognoist son mal-heur, en rejettant la cause à l’exceds de son amour, il s’arrache les cheveux, se plombe le sein de coups mortels, &amp; s’abandonne si cruellement aux violents exceds d’un remords cuisant &amp; raisonnable, qu’il force la mort mesme d’escouter ses plaintes, &amp; de ne point exaucer les prieres qu’il luy faisoit pour la perte de sa vie.</text:p>
      <text:p text:style-name="P6">Dans les resolutions estonnantes avec de sanglots meslez à des larmes continuelles, il finit ce quatriéme Acte : Et passant sur le Mont Rodoppe, rend sensible tous les objets qu’il rend tesmoins de sa douleur.</text:p>
      <text:h text:style-name="P8" text:outline-level="2">Acte cinquiesme</text:h>
      <text:p text:style-name="Standard"><text:span text:style-name="_3c_pb_3e_"><text:span text:style-name="T1">[10]</text:span></text:span><text:span text:style-name="T1">Un berger en racontant la mort d’</text:span><text:span text:style-name="T4">Aristée</text:span><text:span text:style-name="T1">, qui dans le desespoir d’avoir causé le trespas d’</text:span><text:span text:style-name="T4">Eurydice</text:span><text:span text:style-name="T1">, s’esoit noyé dans les eaux de l’Alphée, aprend à quelques Pasteurs qu’</text:span><text:span text:style-name="T4">Orphée</text:span><text:span text:style-name="T1"> est sur le Mont Rodoppe, qui charme avec sa Lyre jusques aux choses inanimées.</text:span></text:p>
      <text:p text:style-name="P6">Au mesme temps plus par enchantement que l’artifice des Machines, le Theatre se change en des Vallons &amp; des Forests, dont la grandeur &amp; l’estenduë sembleront un effet de la Magie si l’on estoit persuadé en la puissance de la Perspective &amp; de l’adresse du Decorateur.</text:p>
      <text:p text:style-name="Standard"><text:span text:style-name="T1">Sur le haut d’une Montagne </text:span><text:span text:style-name="T4">Orphée</text:span><text:span text:style-name="T1"> parroist desolé, qui ne trouvant point de remede à ses douleurs, &amp; fuyant toutes les consolations dont il pouvoir estre capable ; Ouvre sans relasche sa bouche aux plaintes, &amp; par les tristes souspirs d’une voix mourante, qui dans ses derniers efforts produit ses plus grands miracles : Attire les Animaux, les Rochers &amp; les Arbres, &amp; donne à ses objets (que la Nature n’a pourveuë que d’une ame vegetative) un esprit intellectuel &amp; raisonnable, pour prester le silence &amp; l’oreille à ses divines Chansons, &amp; se rendre sensible à sa douleur.</text:span></text:p>
      <text:p text:style-name="Standard"><text:span text:style-name="T1">Ayant chanté quelques airs tristes &amp; mourants, &amp; donné l’ame aux tons harmonieux de sa Lyre </text:span><text:soft-page-break/><text:span text:style-name="T1">pour faire des miracles, accompagné des charmes de sa voix, Il retombe dans un desespoir qui luy persuade d’éviter tous les objets qui le peuvent divertir, &amp; de mespriser tout le reste des femmes, puis qu’elle n’avoient plus d’</text:span><text:span text:style-name="T4">Eurydice</text:span><text:span text:style-name="T1"> pour luy : Mais que quelques unes d’entr’elles esprises des fureurs de </text:span><text:span text:style-name="T4">Bachus</text:span><text:span text:style-name="T1">, croyans faire plaisir à leur sexe, en pardant celuy qui les avoit en horreur, plaine d’un Anthousiasme, aveugle &amp; barbare, attaquerent ce Chantre Divin, qui pouvoit bien sans regret quitter la vie apres avoir perdu celles qu’il ne pouvoit plus rejoindre que par la mort.</text:span></text:p>
      <text:p text:style-name="Standard"><text:span text:style-name="T1">D’abord les efforts de ces Bacchantes furent assez inutiles, </text:span><text:span text:style-name="_3c_pb_3e_"><text:span text:style-name="T1">[11]</text:span></text:span><text:span text:style-name="T1">car les pierres charmées par la douceur de son harmonie demeurans suspendues en l’air y perdoient leur violence : Et s’abaissans doucement à ses pieds, sembloient par ce profond respect reprocher à ces ames de sang, qu’elles n’avoient sur elles que l’advantage d’un esprit abominable &amp; sanguinaire : Mais leurs coups se redoublans &amp; leur fureur estant plus allumée à l’aspect de cette complaisance que la nature luy rendoit par ses creatures insensibles, elle se jettent toutes ensemble sur luy &amp; deschirent ce mal-heureux Amant, dont la belle ame alla retrouver son aymable </text:span><text:span text:style-name="T4">Eurydice</text:span><text:span text:style-name="T1">, qui sous les Myrthes amoureux des Champs Élysées, l’attendoit que les destins ordonnassent des jours de son fidel Amant.</text:span></text:p>
      <text:p text:style-name="Standard"><text:span text:style-name="T1">Bachus aprenant cette funeste histoire &amp; voyant comme ces cruelles Mesnades avoient abusé de ces sacrez mysteres en presence du Dieu </text:span><text:span text:style-name="T4">Pan</text:span><text:span text:style-name="T1"> &amp; du bon </text:span><text:span text:style-name="T4">Silene</text:span><text:span text:style-name="T1">, qui par lascitude demeure depuis dans la Phrigie, en fist une justice exemplaire, en les changeant soudain en Arbres. Ce qui se fait si promptement &amp; par une Machine si surprenante, que la subtilité ne s’en peut trop admirer : Et comme cette Decoration est le dernier changement qui finit la piece : c’est aussi celle qui doit rappeller toutes les autres en la memoire, afin de loüer dignement le sieur </text:span><text:span text:style-name="T4">Buffequin</text:span><text:span text:style-name="T1">, qui seul estant l’Autheur de ce grand travail, a donné des nouveautez au public qui ne se peuvent payer, ny bien concevoir par le simple recit que l’on en peut fai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 Condensed" svg:font-family="'DejaVu Sans Condensed'"/>
    <style:font-face style:name="roboto condensed" svg:font-family="'roboto condensed'"/>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_3c_argument_3e_" style:display-name="&lt;argument&gt;" style:family="paragraph" style:parent-style-name="Text_20_body">
      <style:paragraph-properties fo:margin-left="1cm" fo:margin-right="1cm" fo:text-indent="0cm" style:auto-text-indent="false"/>
      <style:text-properties fo:font-style="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3c_l_3e_" style:display-name="&lt;l&gt;" style:family="paragraph" style:parent-style-name="Text_20_body">
      <style:paragraph-properties fo:text-align="center" style:justify-single-word="false"/>
    </style:style>
    <style:style style:name="Corps_20_du_20_texte_20__28_2_29_" style:display-name="Corps du texte (2)" style:family="paragraph" style:master-page-name="">
      <style:paragraph-properties fo:margin-left="0cm" fo:margin-right="0cm" fo:text-indent="-3.669cm" style:auto-text-indent="false" style:page-number="auto" fo:background-color="#ffffff">
        <style:background-image/>
      </style:paragraph-properties>
    </style:style>
    <style:style style:name="Frame_20_contents" style:display-name="Frame contents" style:family="paragraph" style:parent-style-name="Text_20_body" style:class="extra"/>
    <style:style style:name="_3c_label_3e_" style:display-name="&lt;label&gt;" style:family="paragraph" style:parent-style-name="Standard">
      <style:paragraph-properties fo:margin-left="2cm" fo:margin-right="2cm" fo:text-align="justify" style:justify-single-word="false" fo:text-indent="0.3cm" style:auto-text-indent="false"/>
      <style:text-properties fo:font-style="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text-properties fo:color="#ff3333" style:text-position="sub 58%"/>
    </style:style>
    <style:style style:name="Footnote_20_Symbol" style:display-name="Footnote Symbol" style:family="text"/>
    <style:style style:name="Footnote_20_anchor" style:display-name="Footnote anchor" style:family="text">
      <style:text-properties style:text-position="super 58%"/>
    </style:style>
    <style:style style:name="DefaultFontStyle" style:family="text">
      <style:text-properties fo:color="#000000" style:text-position="0% 100%" style:font-name="DejaVu Sans Condensed" fo:font-size="12pt" fo:letter-spacing="normal" fo:language="fr" fo:country="FR" style:font-name-asian="DejaVu Sans Condensed" style:font-size-asian="12pt" style:language-asian="fr" style:country-asian="FR" style:font-name-complex="DejaVu Sans Condensed" style:font-size-complex="12pt" style:language-complex="fr" style:country-complex="FR" style:text-scale="100%"/>
    </style:style>
    <style:style style:name="CharStyle4" style:family="text" style:parent-style-name="DefaultFont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rolina Suchecka</meta:initial-creator>
    <meta:creation-date>2019-03-24T12:23:45.39</meta:creation-date>
    <dc:date>2020-06-16T08:23:02.13</dc:date>
    <dc:creator>Karolina Suchecka</dc:creator>
    <meta:editing-duration>PT15H23M33S</meta:editing-duration>
    <meta:editing-cycles>18</meta:editing-cycles>
    <meta:generator>OpenOffice/4.1.6$Win32 OpenOffice.org_project/416m1$Build-9790</meta:generator>
    <meta:document-statistic meta:table-count="0" meta:image-count="0" meta:object-count="0" meta:page-count="5" meta:paragraph-count="67" meta:word-count="2868" meta:character-count="17433"/>
  </office:meta>
</office:document-meta>
</file>